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  <table:table-cell office:value-type="string" calcext:value-type="string">
            <text:p>Media cmplt</text:p>
          </table:table-cell>
          <table:table-cell office:value-type="string" calcext:value-type="string">
            <text:p>0:55:58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  <table:table-cell office:value-type="string" calcext:value-type="string">
            <text:p>media x 10</text:p>
          </table:table-cell>
          <table:table-cell office:value-type="string" calcext:value-type="string">
            <text:p>9:19:40</text:p>
          </table:table-cell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:12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6:20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2:36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1:46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27:26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9:15.90</text:p>
          </table:table-cell>
          <table:table-cell table:number-columns-repeated="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01:09:54.94514299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7-01T01:10:27.458161048</dc:date>
    <meta:editing-duration>P0D</meta:editing-duration>
    <meta:editing-cycles>10</meta:editing-cycles>
    <meta:generator>LibreOffice/4.2.8.2$Linux_X86_64 LibreOffice_project/420m0$Build-2</meta:generator>
    <meta:document-statistic meta:table-count="1" meta:cell-count="26" meta:object-count="0"/>
  </office:meta>
</office:document-meta>
</file>